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3cm" svg:stroke-color="#c8c8c8" draw:stroke-linejoin="miter" svg:stroke-linecap="butt" draw:fill="none" fo:padding-top="0.006cm" fo:padding-bottom="0.006cm" fo:padding-left="0.006cm" fo:padding-right="0.006cm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26.628cm" svg:height="0cm" svg:x="0.7cm" svg:y="18.772cm" svg:viewBox="0 0 26629 0" svg:d="M0 0c26629 0 26629 0 26629 0">
          <text:p/>
        </draw:path>
        <draw:path draw:style-name="gr1" draw:text-style-name="P1" draw:layer="layout" svg:width="26.628cm" svg:height="0cm" svg:x="0.7cm" svg:y="16.672cm" svg:viewBox="0 0 26629 0" svg:d="M0 0c26629 0 26629 0 26629 0">
          <text:p/>
        </draw:path>
        <draw:path draw:style-name="gr1" draw:text-style-name="P1" draw:layer="layout" svg:width="26.628cm" svg:height="0cm" svg:x="0.7cm" svg:y="14.572cm" svg:viewBox="0 0 26629 0" svg:d="M0 0c26629 0 26629 0 26629 0">
          <text:p/>
        </draw:path>
        <draw:path draw:style-name="gr1" draw:text-style-name="P1" draw:layer="layout" svg:width="26.628cm" svg:height="0cm" svg:x="0.7cm" svg:y="13.172cm" svg:viewBox="0 0 26629 0" svg:d="M0 0c26629 0 26629 0 26629 0">
          <text:p/>
        </draw:path>
        <draw:path draw:style-name="gr1" draw:text-style-name="P1" draw:layer="layout" svg:width="26.628cm" svg:height="0cm" svg:x="0.7cm" svg:y="12.472cm" svg:viewBox="0 0 26629 0" svg:d="M0 0c26629 0 26629 0 26629 0">
          <text:p/>
        </draw:path>
        <draw:path draw:style-name="gr1" draw:text-style-name="P1" draw:layer="layout" svg:width="26.628cm" svg:height="0cm" svg:x="0.7cm" svg:y="11.772cm" svg:viewBox="0 0 26629 0" svg:d="M0 0c26629 0 26629 0 26629 0">
          <text:p/>
        </draw:path>
        <draw:path draw:style-name="gr1" draw:text-style-name="P1" draw:layer="layout" svg:width="26.628cm" svg:height="0cm" svg:x="0.7cm" svg:y="11.072cm" svg:viewBox="0 0 26629 0" svg:d="M0 0c26629 0 26629 0 26629 0">
          <text:p/>
        </draw:path>
        <draw:path draw:style-name="gr1" draw:text-style-name="P1" draw:layer="layout" svg:width="26.538cm" svg:height="0cm" svg:x="0.7cm" svg:y="10.372cm" svg:viewBox="0 0 26539 0" svg:d="M0 0c26539 0 26539 0 26539 0">
          <text:p/>
        </draw:path>
        <draw:path draw:style-name="gr1" draw:text-style-name="P1" draw:layer="layout" svg:width="26.628cm" svg:height="0cm" svg:x="0.7cm" svg:y="10.372cm" svg:viewBox="0 0 26629 0" svg:d="M0 0c26629 0 26629 0 26629 0">
          <text:p/>
        </draw:path>
        <draw:path draw:style-name="gr1" draw:text-style-name="P1" draw:layer="layout" svg:width="26.628cm" svg:height="0cm" svg:x="0.7cm" svg:y="9.672cm" svg:viewBox="0 0 26629 0" svg:d="M0 0c26629 0 26629 0 26629 0">
          <text:p/>
        </draw:path>
        <draw:path draw:style-name="gr1" draw:text-style-name="P1" draw:layer="layout" svg:width="26.628cm" svg:height="0cm" svg:x="0.7cm" svg:y="8.972cm" svg:viewBox="0 0 26629 0" svg:d="M0 0c26629 0 26629 0 26629 0">
          <text:p/>
        </draw:path>
        <draw:path draw:style-name="gr1" draw:text-style-name="P1" draw:layer="layout" svg:width="26.628cm" svg:height="0cm" svg:x="0.7cm" svg:y="8.272cm" svg:viewBox="0 0 26629 0" svg:d="M0 0c26629 0 26629 0 26629 0">
          <text:p/>
        </draw:path>
        <draw:path draw:style-name="gr1" draw:text-style-name="P1" draw:layer="layout" svg:width="26.628cm" svg:height="0cm" svg:x="0.7cm" svg:y="7.572cm" svg:viewBox="0 0 26629 0" svg:d="M0 0c26629 0 26629 0 26629 0">
          <text:p/>
        </draw:path>
        <draw:path draw:style-name="gr1" draw:text-style-name="P1" draw:layer="layout" svg:width="26.628cm" svg:height="0cm" svg:x="0.7cm" svg:y="6.872cm" svg:viewBox="0 0 26629 0" svg:d="M0 0c26629 0 26629 0 26629 0">
          <text:p/>
        </draw:path>
        <draw:path draw:style-name="gr1" draw:text-style-name="P1" draw:layer="layout" svg:width="26.628cm" svg:height="0cm" svg:x="0.7cm" svg:y="13.872cm" svg:viewBox="0 0 26629 0" svg:d="M0 0c26629 0 26629 0 26629 0">
          <text:p/>
        </draw:path>
        <draw:path draw:style-name="gr1" draw:text-style-name="P1" draw:layer="layout" svg:width="26.628cm" svg:height="0cm" svg:x="0.7cm" svg:y="15.272cm" svg:viewBox="0 0 26629 0" svg:d="M0 0c26629 0 26629 0 26629 0">
          <text:p/>
        </draw:path>
        <draw:path draw:style-name="gr1" draw:text-style-name="P1" draw:layer="layout" svg:width="26.628cm" svg:height="0cm" svg:x="0.7cm" svg:y="15.972cm" svg:viewBox="0 0 26629 0" svg:d="M0 0c26629 0 26629 0 26629 0">
          <text:p/>
        </draw:path>
        <draw:path draw:style-name="gr1" draw:text-style-name="P1" draw:layer="layout" svg:width="26.628cm" svg:height="0cm" svg:x="0.7cm" svg:y="17.372cm" svg:viewBox="0 0 26629 0" svg:d="M0 0c26629 0 26629 0 26629 0">
          <text:p/>
        </draw:path>
        <draw:path draw:style-name="gr1" draw:text-style-name="P1" draw:layer="layout" svg:width="26.628cm" svg:height="0cm" svg:x="0.7cm" svg:y="18.072cm" svg:viewBox="0 0 26629 0" svg:d="M0 0c26629 0 26629 0 26629 0">
          <text:p/>
        </draw:path>
        <draw:path draw:style-name="gr1" draw:text-style-name="P1" draw:layer="layout" svg:width="26.628cm" svg:height="0cm" svg:x="0.7cm" svg:y="19.472cm" svg:viewBox="0 0 26629 0" svg:d="M0 0c26629 0 26629 0 26629 0">
          <text:p/>
        </draw:path>
        <draw:path draw:style-name="gr1" draw:text-style-name="P1" draw:layer="layout" svg:width="26.628cm" svg:height="0cm" svg:x="0.7cm" svg:y="20.172cm" svg:viewBox="0 0 26629 0" svg:d="M0 0c26629 0 26629 0 26629 0">
          <text:p/>
        </draw:path>
        <draw:path draw:style-name="gr1" draw:text-style-name="P1" draw:layer="layout" svg:width="26.628cm" svg:height="0cm" svg:x="0.7cm" svg:y="6.172cm" svg:viewBox="0 0 26629 0" svg:d="M0 0c26629 0 26629 0 26629 0">
          <text:p/>
        </draw:path>
        <draw:path draw:style-name="gr1" draw:text-style-name="P1" draw:layer="layout" svg:width="26.628cm" svg:height="0cm" svg:x="0.7cm" svg:y="5.472cm" svg:viewBox="0 0 26629 0" svg:d="M0 0c26629 0 26629 0 26629 0">
          <text:p/>
        </draw:path>
        <draw:path draw:style-name="gr1" draw:text-style-name="P1" draw:layer="layout" svg:width="26.538cm" svg:height="0cm" svg:x="0.7cm" svg:y="4.772cm" svg:viewBox="0 0 26539 0" svg:d="M0 0c26539 0 26539 0 26539 0">
          <text:p/>
        </draw:path>
        <draw:path draw:style-name="gr1" draw:text-style-name="P1" draw:layer="layout" svg:width="26.628cm" svg:height="0cm" svg:x="0.7cm" svg:y="4.772cm" svg:viewBox="0 0 26629 0" svg:d="M0 0c26629 0 26629 0 26629 0">
          <text:p/>
        </draw:path>
        <draw:path draw:style-name="gr1" draw:text-style-name="P1" draw:layer="layout" svg:width="26.628cm" svg:height="0cm" svg:x="0.7cm" svg:y="4.072cm" svg:viewBox="0 0 26629 0" svg:d="M0 0c26629 0 26629 0 26629 0">
          <text:p/>
        </draw:path>
        <draw:path draw:style-name="gr1" draw:text-style-name="P1" draw:layer="layout" svg:width="26.628cm" svg:height="0cm" svg:x="0.7cm" svg:y="3.372cm" svg:viewBox="0 0 26629 0" svg:d="M0 0c26629 0 26629 0 26629 0">
          <text:p/>
        </draw:path>
        <draw:path draw:style-name="gr1" draw:text-style-name="P1" draw:layer="layout" svg:width="26.628cm" svg:height="0cm" svg:x="0.7cm" svg:y="2.672cm" svg:viewBox="0 0 26629 0" svg:d="M0 0c26629 0 26629 0 26629 0">
          <text:p/>
        </draw:path>
        <draw:path draw:style-name="gr1" draw:text-style-name="P1" draw:layer="layout" svg:width="26.628cm" svg:height="0cm" svg:x="0.7cm" svg:y="1.972cm" svg:viewBox="0 0 26629 0" svg:d="M0 0c26629 0 26629 0 26629 0">
          <text:p/>
        </draw:path>
        <draw:path draw:style-name="gr1" draw:text-style-name="P1" draw:layer="layout" svg:width="26.628cm" svg:height="0cm" svg:x="0.7cm" svg:y="1.272cm" svg:viewBox="0 0 26629 0" svg:d="M0 0c26629 0 26629 0 26629 0">
          <text:p/>
        </draw:path>
        <draw:path draw:style-name="gr1" draw:text-style-name="P1" draw:layer="layout" svg:width="0cm" svg:height="20.299cm" svg:x="1.415cm" svg:y="0.589cm" svg:viewBox="0 0 0 20300" svg:d="M0 0c0 20300 0 20300 0 20300">
          <text:p/>
        </draw:path>
        <draw:path draw:style-name="gr1" draw:text-style-name="P1" draw:layer="layout" svg:width="0cm" svg:height="20.299cm" svg:x="2.115cm" svg:y="0.589cm" svg:viewBox="0 0 0 20300" svg:d="M0 0c0 20300 0 20300 0 20300">
          <text:p/>
        </draw:path>
        <draw:path draw:style-name="gr1" draw:text-style-name="P1" draw:layer="layout" svg:width="0cm" svg:height="20.299cm" svg:x="2.815cm" svg:y="0.589cm" svg:viewBox="0 0 0 20300" svg:d="M0 0c0 20300 0 20300 0 20300">
          <text:p/>
        </draw:path>
        <draw:path draw:style-name="gr1" draw:text-style-name="P1" draw:layer="layout" svg:width="0cm" svg:height="20.299cm" svg:x="3.515cm" svg:y="0.589cm" svg:viewBox="0 0 0 20300" svg:d="M0 0c0 20300 0 20300 0 20300">
          <text:p/>
        </draw:path>
        <draw:path draw:style-name="gr1" draw:text-style-name="P1" draw:layer="layout" svg:width="0cm" svg:height="20.299cm" svg:x="4.215cm" svg:y="0.589cm" svg:viewBox="0 0 0 20300" svg:d="M0 0c0 20300 0 20300 0 20300">
          <text:p/>
        </draw:path>
        <draw:path draw:style-name="gr1" draw:text-style-name="P1" draw:layer="layout" svg:width="0cm" svg:height="20.299cm" svg:x="4.915cm" svg:y="0.589cm" svg:viewBox="0 0 0 20300" svg:d="M0 0c0 20300 0 20300 0 20300">
          <text:p/>
        </draw:path>
        <draw:path draw:style-name="gr1" draw:text-style-name="P1" draw:layer="layout" svg:width="0cm" svg:height="20.299cm" svg:x="6.315cm" svg:y="0.589cm" svg:viewBox="0 0 0 20300" svg:d="M0 0c0 20300 0 20300 0 20300">
          <text:p/>
        </draw:path>
        <draw:path draw:style-name="gr1" draw:text-style-name="P1" draw:layer="layout" svg:width="0cm" svg:height="20.299cm" svg:x="7.015cm" svg:y="0.589cm" svg:viewBox="0 0 0 20300" svg:d="M0 0c0 20300 0 20300 0 20300">
          <text:p/>
        </draw:path>
        <draw:path draw:style-name="gr1" draw:text-style-name="P1" draw:layer="layout" svg:width="0cm" svg:height="20.299cm" svg:x="7.715cm" svg:y="0.589cm" svg:viewBox="0 0 0 20300" svg:d="M0 0c0 20300 0 20300 0 20300">
          <text:p/>
        </draw:path>
        <draw:path draw:style-name="gr1" draw:text-style-name="P1" draw:layer="layout" svg:width="0cm" svg:height="20.299cm" svg:x="8.415cm" svg:y="0.589cm" svg:viewBox="0 0 0 20300" svg:d="M0 0c0 20300 0 20300 0 20300">
          <text:p/>
        </draw:path>
        <draw:path draw:style-name="gr1" draw:text-style-name="P1" draw:layer="layout" svg:width="0cm" svg:height="20.299cm" svg:x="9.115cm" svg:y="0.589cm" svg:viewBox="0 0 0 20300" svg:d="M0 0c0 20300 0 20300 0 20300">
          <text:p/>
        </draw:path>
        <draw:path draw:style-name="gr1" draw:text-style-name="P1" draw:layer="layout" svg:width="0cm" svg:height="20.299cm" svg:x="9.815cm" svg:y="0.589cm" svg:viewBox="0 0 0 20300" svg:d="M0 0c0 20300 0 20300 0 20300">
          <text:p/>
        </draw:path>
        <draw:path draw:style-name="gr1" draw:text-style-name="P1" draw:layer="layout" svg:width="0cm" svg:height="20.299cm" svg:x="10.515cm" svg:y="0.589cm" svg:viewBox="0 0 0 20300" svg:d="M0 0c0 20300 0 20300 0 20300">
          <text:p/>
        </draw:path>
        <draw:path draw:style-name="gr1" draw:text-style-name="P1" draw:layer="layout" svg:width="0cm" svg:height="20.299cm" svg:x="11.215cm" svg:y="0.589cm" svg:viewBox="0 0 0 20300" svg:d="M0 0c0 20300 0 20300 0 20300">
          <text:p/>
        </draw:path>
        <draw:path draw:style-name="gr1" draw:text-style-name="P1" draw:layer="layout" svg:width="0cm" svg:height="20.299cm" svg:x="11.915cm" svg:y="0.589cm" svg:viewBox="0 0 0 20300" svg:d="M0 0c0 20300 0 20300 0 20300">
          <text:p/>
        </draw:path>
        <draw:path draw:style-name="gr1" draw:text-style-name="P1" draw:layer="layout" svg:width="0cm" svg:height="20.299cm" svg:x="12.615cm" svg:y="0.589cm" svg:viewBox="0 0 0 20300" svg:d="M0 0c0 20300 0 20300 0 20300">
          <text:p/>
        </draw:path>
        <draw:path draw:style-name="gr1" draw:text-style-name="P1" draw:layer="layout" svg:width="0cm" svg:height="20.299cm" svg:x="13.315cm" svg:y="0.589cm" svg:viewBox="0 0 0 20300" svg:d="M0 0c0 20300 0 20300 0 20300">
          <text:p/>
        </draw:path>
        <draw:path draw:style-name="gr1" draw:text-style-name="P1" draw:layer="layout" svg:width="0cm" svg:height="20.299cm" svg:x="14.015cm" svg:y="0.589cm" svg:viewBox="0 0 0 20300" svg:d="M0 0c0 20300 0 20300 0 20300">
          <text:p/>
        </draw:path>
        <draw:path draw:style-name="gr1" draw:text-style-name="P1" draw:layer="layout" svg:width="0cm" svg:height="20.299cm" svg:x="14.715cm" svg:y="0.589cm" svg:viewBox="0 0 0 20300" svg:d="M0 0c0 20300 0 20300 0 20300">
          <text:p/>
        </draw:path>
        <draw:path draw:style-name="gr1" draw:text-style-name="P1" draw:layer="layout" svg:width="0cm" svg:height="20.299cm" svg:x="15.415cm" svg:y="0.589cm" svg:viewBox="0 0 0 20300" svg:d="M0 0c0 20300 0 20300 0 20300">
          <text:p/>
        </draw:path>
        <draw:path draw:style-name="gr1" draw:text-style-name="P1" draw:layer="layout" svg:width="0cm" svg:height="20.299cm" svg:x="16.115cm" svg:y="0.589cm" svg:viewBox="0 0 0 20300" svg:d="M0 0c0 20300 0 20300 0 20300">
          <text:p/>
        </draw:path>
        <draw:path draw:style-name="gr1" draw:text-style-name="P1" draw:layer="layout" svg:width="0cm" svg:height="20.299cm" svg:x="16.815cm" svg:y="0.589cm" svg:viewBox="0 0 0 20300" svg:d="M0 0c0 20300 0 20300 0 20300">
          <text:p/>
        </draw:path>
        <draw:path draw:style-name="gr1" draw:text-style-name="P1" draw:layer="layout" svg:width="0cm" svg:height="20.299cm" svg:x="17.515cm" svg:y="0.589cm" svg:viewBox="0 0 0 20300" svg:d="M0 0c0 20300 0 20300 0 20300">
          <text:p/>
        </draw:path>
        <draw:path draw:style-name="gr1" draw:text-style-name="P1" draw:layer="layout" svg:width="0cm" svg:height="20.299cm" svg:x="18.215cm" svg:y="0.589cm" svg:viewBox="0 0 0 20300" svg:d="M0 0c0 20300 0 20300 0 20300">
          <text:p/>
        </draw:path>
        <draw:path draw:style-name="gr1" draw:text-style-name="P1" draw:layer="layout" svg:width="0cm" svg:height="20.299cm" svg:x="18.915cm" svg:y="0.589cm" svg:viewBox="0 0 0 20300" svg:d="M0 0c0 20300 0 20300 0 20300">
          <text:p/>
        </draw:path>
        <draw:path draw:style-name="gr1" draw:text-style-name="P1" draw:layer="layout" svg:width="0cm" svg:height="20.299cm" svg:x="20.315cm" svg:y="0.589cm" svg:viewBox="0 0 0 20300" svg:d="M0 0c0 20300 0 20300 0 20300">
          <text:p/>
        </draw:path>
        <draw:path draw:style-name="gr1" draw:text-style-name="P1" draw:layer="layout" svg:width="0cm" svg:height="20.299cm" svg:x="21.015cm" svg:y="0.589cm" svg:viewBox="0 0 0 20300" svg:d="M0 0c0 20300 0 20300 0 20300">
          <text:p/>
        </draw:path>
        <draw:path draw:style-name="gr1" draw:text-style-name="P1" draw:layer="layout" svg:width="0cm" svg:height="20.299cm" svg:x="21.715cm" svg:y="0.589cm" svg:viewBox="0 0 0 20300" svg:d="M0 0c0 20300 0 20300 0 20300">
          <text:p/>
        </draw:path>
        <draw:path draw:style-name="gr1" draw:text-style-name="P1" draw:layer="layout" svg:width="0cm" svg:height="20.299cm" svg:x="22.415cm" svg:y="0.589cm" svg:viewBox="0 0 0 20300" svg:d="M0 0c0 20300 0 20300 0 20300">
          <text:p/>
        </draw:path>
        <draw:path draw:style-name="gr1" draw:text-style-name="P1" draw:layer="layout" svg:width="0cm" svg:height="20.299cm" svg:x="23.115cm" svg:y="0.589cm" svg:viewBox="0 0 0 20300" svg:d="M0 0c0 20300 0 20300 0 20300">
          <text:p/>
        </draw:path>
        <draw:path draw:style-name="gr1" draw:text-style-name="P1" draw:layer="layout" svg:width="0cm" svg:height="20.299cm" svg:x="23.815cm" svg:y="0.589cm" svg:viewBox="0 0 0 20300" svg:d="M0 0c0 20300 0 20300 0 20300">
          <text:p/>
        </draw:path>
        <draw:path draw:style-name="gr1" draw:text-style-name="P1" draw:layer="layout" svg:width="0cm" svg:height="20.299cm" svg:x="24.515cm" svg:y="0.589cm" svg:viewBox="0 0 0 20300" svg:d="M0 0c0 20300 0 20300 0 20300">
          <text:p/>
        </draw:path>
        <draw:path draw:style-name="gr1" draw:text-style-name="P1" draw:layer="layout" svg:width="0cm" svg:height="20.299cm" svg:x="25.215cm" svg:y="0.589cm" svg:viewBox="0 0 0 20300" svg:d="M0 0c0 20300 0 20300 0 20300">
          <text:p/>
        </draw:path>
        <draw:path draw:style-name="gr1" draw:text-style-name="P1" draw:layer="layout" svg:width="0cm" svg:height="20.299cm" svg:x="25.915cm" svg:y="0.589cm" svg:viewBox="0 0 0 20300" svg:d="M0 0c0 20300 0 20300 0 20300">
          <text:p/>
        </draw:path>
        <draw:path draw:style-name="gr1" draw:text-style-name="P1" draw:layer="layout" svg:width="0cm" svg:height="20.299cm" svg:x="26.615cm" svg:y="0.589cm" svg:viewBox="0 0 0 20300" svg:d="M0 0c0 20300 0 20300 0 20300">
          <text:p/>
        </draw:path>
        <draw:path draw:style-name="gr1" draw:text-style-name="P1" draw:layer="layout" svg:width="0cm" svg:height="20.299cm" svg:x="5.615cm" svg:y="0.589cm" svg:viewBox="0 0 0 20300" svg:d="M0 0c0 20300 0 20300 0 20300">
          <text:p/>
        </draw:path>
        <draw:path draw:style-name="gr1" draw:text-style-name="P1" draw:layer="layout" svg:width="0cm" svg:height="20.299cm" svg:x="19.615cm" svg:y="0.589cm" svg:viewBox="0 0 0 20300" svg:d="M0 0c0 20300 0 20300 0 20300">
          <text:p/>
        </draw:path>
        <draw:polygon draw:style-name="gr1" draw:text-style-name="P1" draw:layer="layout" svg:width="26.631cm" svg:height="20.302cm" svg:x="0.7cm" svg:y="0.584cm" svg:viewBox="0 0 26632 20303" draw:points="0,0 26632,0 26632,20303 0,20303">
          <text:p/>
        </draw:polygon>
      </draw:page>
      <draw:page draw:name="page2" draw:style-name="dp1" draw:master-page-name="master-page3">
        <draw:path draw:style-name="gr1" draw:text-style-name="P1" draw:layer="layout" svg:width="26.628cm" svg:height="0cm" svg:x="0.7cm" svg:y="18.772cm" svg:viewBox="0 0 26629 0" svg:d="M0 0c26629 0 26629 0 26629 0">
          <text:p/>
        </draw:path>
        <draw:path draw:style-name="gr1" draw:text-style-name="P1" draw:layer="layout" svg:width="26.628cm" svg:height="0cm" svg:x="0.7cm" svg:y="16.672cm" svg:viewBox="0 0 26629 0" svg:d="M0 0c26629 0 26629 0 26629 0">
          <text:p/>
        </draw:path>
        <draw:path draw:style-name="gr1" draw:text-style-name="P1" draw:layer="layout" svg:width="26.628cm" svg:height="0cm" svg:x="0.7cm" svg:y="14.572cm" svg:viewBox="0 0 26629 0" svg:d="M0 0c26629 0 26629 0 26629 0">
          <text:p/>
        </draw:path>
        <draw:path draw:style-name="gr1" draw:text-style-name="P1" draw:layer="layout" svg:width="26.628cm" svg:height="0cm" svg:x="0.7cm" svg:y="13.172cm" svg:viewBox="0 0 26629 0" svg:d="M0 0c26629 0 26629 0 26629 0">
          <text:p/>
        </draw:path>
        <draw:path draw:style-name="gr1" draw:text-style-name="P1" draw:layer="layout" svg:width="26.628cm" svg:height="0cm" svg:x="0.7cm" svg:y="12.472cm" svg:viewBox="0 0 26629 0" svg:d="M0 0c26629 0 26629 0 26629 0">
          <text:p/>
        </draw:path>
        <draw:path draw:style-name="gr1" draw:text-style-name="P1" draw:layer="layout" svg:width="26.628cm" svg:height="0cm" svg:x="0.7cm" svg:y="11.772cm" svg:viewBox="0 0 26629 0" svg:d="M0 0c26629 0 26629 0 26629 0">
          <text:p/>
        </draw:path>
        <draw:path draw:style-name="gr1" draw:text-style-name="P1" draw:layer="layout" svg:width="26.628cm" svg:height="0cm" svg:x="0.7cm" svg:y="11.072cm" svg:viewBox="0 0 26629 0" svg:d="M0 0c26629 0 26629 0 26629 0">
          <text:p/>
        </draw:path>
        <draw:path draw:style-name="gr1" draw:text-style-name="P1" draw:layer="layout" svg:width="26.538cm" svg:height="0cm" svg:x="0.7cm" svg:y="10.372cm" svg:viewBox="0 0 26539 0" svg:d="M0 0c26539 0 26539 0 26539 0">
          <text:p/>
        </draw:path>
        <draw:path draw:style-name="gr1" draw:text-style-name="P1" draw:layer="layout" svg:width="26.628cm" svg:height="0cm" svg:x="0.7cm" svg:y="10.372cm" svg:viewBox="0 0 26629 0" svg:d="M0 0c26629 0 26629 0 26629 0">
          <text:p/>
        </draw:path>
        <draw:path draw:style-name="gr1" draw:text-style-name="P1" draw:layer="layout" svg:width="26.628cm" svg:height="0cm" svg:x="0.7cm" svg:y="9.672cm" svg:viewBox="0 0 26629 0" svg:d="M0 0c26629 0 26629 0 26629 0">
          <text:p/>
        </draw:path>
        <draw:path draw:style-name="gr1" draw:text-style-name="P1" draw:layer="layout" svg:width="26.628cm" svg:height="0cm" svg:x="0.7cm" svg:y="8.972cm" svg:viewBox="0 0 26629 0" svg:d="M0 0c26629 0 26629 0 26629 0">
          <text:p/>
        </draw:path>
        <draw:path draw:style-name="gr1" draw:text-style-name="P1" draw:layer="layout" svg:width="26.628cm" svg:height="0cm" svg:x="0.7cm" svg:y="8.272cm" svg:viewBox="0 0 26629 0" svg:d="M0 0c26629 0 26629 0 26629 0">
          <text:p/>
        </draw:path>
        <draw:path draw:style-name="gr1" draw:text-style-name="P1" draw:layer="layout" svg:width="26.628cm" svg:height="0cm" svg:x="0.7cm" svg:y="7.572cm" svg:viewBox="0 0 26629 0" svg:d="M0 0c26629 0 26629 0 26629 0">
          <text:p/>
        </draw:path>
        <draw:path draw:style-name="gr1" draw:text-style-name="P1" draw:layer="layout" svg:width="26.628cm" svg:height="0cm" svg:x="0.7cm" svg:y="6.872cm" svg:viewBox="0 0 26629 0" svg:d="M0 0c26629 0 26629 0 26629 0">
          <text:p/>
        </draw:path>
        <draw:path draw:style-name="gr1" draw:text-style-name="P1" draw:layer="layout" svg:width="26.628cm" svg:height="0cm" svg:x="0.7cm" svg:y="13.872cm" svg:viewBox="0 0 26629 0" svg:d="M0 0c26629 0 26629 0 26629 0">
          <text:p/>
        </draw:path>
        <draw:path draw:style-name="gr1" draw:text-style-name="P1" draw:layer="layout" svg:width="26.628cm" svg:height="0cm" svg:x="0.7cm" svg:y="15.272cm" svg:viewBox="0 0 26629 0" svg:d="M0 0c26629 0 26629 0 26629 0">
          <text:p/>
        </draw:path>
        <draw:path draw:style-name="gr1" draw:text-style-name="P1" draw:layer="layout" svg:width="26.628cm" svg:height="0cm" svg:x="0.7cm" svg:y="15.972cm" svg:viewBox="0 0 26629 0" svg:d="M0 0c26629 0 26629 0 26629 0">
          <text:p/>
        </draw:path>
        <draw:path draw:style-name="gr1" draw:text-style-name="P1" draw:layer="layout" svg:width="26.628cm" svg:height="0cm" svg:x="0.7cm" svg:y="17.372cm" svg:viewBox="0 0 26629 0" svg:d="M0 0c26629 0 26629 0 26629 0">
          <text:p/>
        </draw:path>
        <draw:path draw:style-name="gr1" draw:text-style-name="P1" draw:layer="layout" svg:width="26.628cm" svg:height="0cm" svg:x="0.7cm" svg:y="18.072cm" svg:viewBox="0 0 26629 0" svg:d="M0 0c26629 0 26629 0 26629 0">
          <text:p/>
        </draw:path>
        <draw:path draw:style-name="gr1" draw:text-style-name="P1" draw:layer="layout" svg:width="26.628cm" svg:height="0cm" svg:x="0.7cm" svg:y="19.472cm" svg:viewBox="0 0 26629 0" svg:d="M0 0c26629 0 26629 0 26629 0">
          <text:p/>
        </draw:path>
        <draw:path draw:style-name="gr1" draw:text-style-name="P1" draw:layer="layout" svg:width="26.628cm" svg:height="0cm" svg:x="0.7cm" svg:y="20.172cm" svg:viewBox="0 0 26629 0" svg:d="M0 0c26629 0 26629 0 26629 0">
          <text:p/>
        </draw:path>
        <draw:path draw:style-name="gr1" draw:text-style-name="P1" draw:layer="layout" svg:width="26.628cm" svg:height="0cm" svg:x="0.7cm" svg:y="6.172cm" svg:viewBox="0 0 26629 0" svg:d="M0 0c26629 0 26629 0 26629 0">
          <text:p/>
        </draw:path>
        <draw:path draw:style-name="gr1" draw:text-style-name="P1" draw:layer="layout" svg:width="26.628cm" svg:height="0cm" svg:x="0.7cm" svg:y="5.472cm" svg:viewBox="0 0 26629 0" svg:d="M0 0c26629 0 26629 0 26629 0">
          <text:p/>
        </draw:path>
        <draw:path draw:style-name="gr1" draw:text-style-name="P1" draw:layer="layout" svg:width="26.538cm" svg:height="0cm" svg:x="0.7cm" svg:y="4.772cm" svg:viewBox="0 0 26539 0" svg:d="M0 0c26539 0 26539 0 26539 0">
          <text:p/>
        </draw:path>
        <draw:path draw:style-name="gr1" draw:text-style-name="P1" draw:layer="layout" svg:width="26.628cm" svg:height="0cm" svg:x="0.7cm" svg:y="4.772cm" svg:viewBox="0 0 26629 0" svg:d="M0 0c26629 0 26629 0 26629 0">
          <text:p/>
        </draw:path>
        <draw:path draw:style-name="gr1" draw:text-style-name="P1" draw:layer="layout" svg:width="26.628cm" svg:height="0cm" svg:x="0.7cm" svg:y="4.072cm" svg:viewBox="0 0 26629 0" svg:d="M0 0c26629 0 26629 0 26629 0">
          <text:p/>
        </draw:path>
        <draw:path draw:style-name="gr1" draw:text-style-name="P1" draw:layer="layout" svg:width="26.628cm" svg:height="0cm" svg:x="0.7cm" svg:y="3.372cm" svg:viewBox="0 0 26629 0" svg:d="M0 0c26629 0 26629 0 26629 0">
          <text:p/>
        </draw:path>
        <draw:path draw:style-name="gr1" draw:text-style-name="P1" draw:layer="layout" svg:width="26.628cm" svg:height="0cm" svg:x="0.7cm" svg:y="2.672cm" svg:viewBox="0 0 26629 0" svg:d="M0 0c26629 0 26629 0 26629 0">
          <text:p/>
        </draw:path>
        <draw:path draw:style-name="gr1" draw:text-style-name="P1" draw:layer="layout" svg:width="26.628cm" svg:height="0cm" svg:x="0.7cm" svg:y="1.972cm" svg:viewBox="0 0 26629 0" svg:d="M0 0c26629 0 26629 0 26629 0">
          <text:p/>
        </draw:path>
        <draw:path draw:style-name="gr1" draw:text-style-name="P1" draw:layer="layout" svg:width="26.628cm" svg:height="0cm" svg:x="0.7cm" svg:y="1.272cm" svg:viewBox="0 0 26629 0" svg:d="M0 0c26629 0 26629 0 26629 0">
          <text:p/>
        </draw:path>
        <draw:path draw:style-name="gr1" draw:text-style-name="P1" draw:layer="layout" svg:width="0cm" svg:height="20.299cm" svg:x="1.415cm" svg:y="0.589cm" svg:viewBox="0 0 0 20300" svg:d="M0 0c0 20300 0 20300 0 20300">
          <text:p/>
        </draw:path>
        <draw:path draw:style-name="gr1" draw:text-style-name="P1" draw:layer="layout" svg:width="0cm" svg:height="20.299cm" svg:x="2.115cm" svg:y="0.589cm" svg:viewBox="0 0 0 20300" svg:d="M0 0c0 20300 0 20300 0 20300">
          <text:p/>
        </draw:path>
        <draw:path draw:style-name="gr1" draw:text-style-name="P1" draw:layer="layout" svg:width="0cm" svg:height="20.299cm" svg:x="2.815cm" svg:y="0.589cm" svg:viewBox="0 0 0 20300" svg:d="M0 0c0 20300 0 20300 0 20300">
          <text:p/>
        </draw:path>
        <draw:path draw:style-name="gr1" draw:text-style-name="P1" draw:layer="layout" svg:width="0cm" svg:height="20.299cm" svg:x="3.515cm" svg:y="0.589cm" svg:viewBox="0 0 0 20300" svg:d="M0 0c0 20300 0 20300 0 20300">
          <text:p/>
        </draw:path>
        <draw:path draw:style-name="gr1" draw:text-style-name="P1" draw:layer="layout" svg:width="0cm" svg:height="20.299cm" svg:x="4.215cm" svg:y="0.589cm" svg:viewBox="0 0 0 20300" svg:d="M0 0c0 20300 0 20300 0 20300">
          <text:p/>
        </draw:path>
        <draw:path draw:style-name="gr1" draw:text-style-name="P1" draw:layer="layout" svg:width="0cm" svg:height="20.299cm" svg:x="4.915cm" svg:y="0.589cm" svg:viewBox="0 0 0 20300" svg:d="M0 0c0 20300 0 20300 0 20300">
          <text:p/>
        </draw:path>
        <draw:path draw:style-name="gr1" draw:text-style-name="P1" draw:layer="layout" svg:width="0cm" svg:height="20.299cm" svg:x="6.315cm" svg:y="0.589cm" svg:viewBox="0 0 0 20300" svg:d="M0 0c0 20300 0 20300 0 20300">
          <text:p/>
        </draw:path>
        <draw:path draw:style-name="gr1" draw:text-style-name="P1" draw:layer="layout" svg:width="0cm" svg:height="20.299cm" svg:x="7.015cm" svg:y="0.589cm" svg:viewBox="0 0 0 20300" svg:d="M0 0c0 20300 0 20300 0 20300">
          <text:p/>
        </draw:path>
        <draw:path draw:style-name="gr1" draw:text-style-name="P1" draw:layer="layout" svg:width="0cm" svg:height="20.299cm" svg:x="7.715cm" svg:y="0.589cm" svg:viewBox="0 0 0 20300" svg:d="M0 0c0 20300 0 20300 0 20300">
          <text:p/>
        </draw:path>
        <draw:path draw:style-name="gr1" draw:text-style-name="P1" draw:layer="layout" svg:width="0cm" svg:height="20.299cm" svg:x="8.415cm" svg:y="0.589cm" svg:viewBox="0 0 0 20300" svg:d="M0 0c0 20300 0 20300 0 20300">
          <text:p/>
        </draw:path>
        <draw:path draw:style-name="gr1" draw:text-style-name="P1" draw:layer="layout" svg:width="0cm" svg:height="20.299cm" svg:x="9.115cm" svg:y="0.589cm" svg:viewBox="0 0 0 20300" svg:d="M0 0c0 20300 0 20300 0 20300">
          <text:p/>
        </draw:path>
        <draw:path draw:style-name="gr1" draw:text-style-name="P1" draw:layer="layout" svg:width="0cm" svg:height="20.299cm" svg:x="9.815cm" svg:y="0.589cm" svg:viewBox="0 0 0 20300" svg:d="M0 0c0 20300 0 20300 0 20300">
          <text:p/>
        </draw:path>
        <draw:path draw:style-name="gr1" draw:text-style-name="P1" draw:layer="layout" svg:width="0cm" svg:height="20.299cm" svg:x="10.515cm" svg:y="0.589cm" svg:viewBox="0 0 0 20300" svg:d="M0 0c0 20300 0 20300 0 20300">
          <text:p/>
        </draw:path>
        <draw:path draw:style-name="gr1" draw:text-style-name="P1" draw:layer="layout" svg:width="0cm" svg:height="20.299cm" svg:x="11.215cm" svg:y="0.589cm" svg:viewBox="0 0 0 20300" svg:d="M0 0c0 20300 0 20300 0 20300">
          <text:p/>
        </draw:path>
        <draw:path draw:style-name="gr1" draw:text-style-name="P1" draw:layer="layout" svg:width="0cm" svg:height="20.299cm" svg:x="11.915cm" svg:y="0.589cm" svg:viewBox="0 0 0 20300" svg:d="M0 0c0 20300 0 20300 0 20300">
          <text:p/>
        </draw:path>
        <draw:path draw:style-name="gr1" draw:text-style-name="P1" draw:layer="layout" svg:width="0cm" svg:height="20.299cm" svg:x="12.615cm" svg:y="0.589cm" svg:viewBox="0 0 0 20300" svg:d="M0 0c0 20300 0 20300 0 20300">
          <text:p/>
        </draw:path>
        <draw:path draw:style-name="gr1" draw:text-style-name="P1" draw:layer="layout" svg:width="0cm" svg:height="20.299cm" svg:x="13.315cm" svg:y="0.589cm" svg:viewBox="0 0 0 20300" svg:d="M0 0c0 20300 0 20300 0 20300">
          <text:p/>
        </draw:path>
        <draw:path draw:style-name="gr1" draw:text-style-name="P1" draw:layer="layout" svg:width="0cm" svg:height="20.299cm" svg:x="14.015cm" svg:y="0.589cm" svg:viewBox="0 0 0 20300" svg:d="M0 0c0 20300 0 20300 0 20300">
          <text:p/>
        </draw:path>
        <draw:path draw:style-name="gr1" draw:text-style-name="P1" draw:layer="layout" svg:width="0cm" svg:height="20.299cm" svg:x="14.715cm" svg:y="0.589cm" svg:viewBox="0 0 0 20300" svg:d="M0 0c0 20300 0 20300 0 20300">
          <text:p/>
        </draw:path>
        <draw:path draw:style-name="gr1" draw:text-style-name="P1" draw:layer="layout" svg:width="0cm" svg:height="20.299cm" svg:x="15.415cm" svg:y="0.589cm" svg:viewBox="0 0 0 20300" svg:d="M0 0c0 20300 0 20300 0 20300">
          <text:p/>
        </draw:path>
        <draw:path draw:style-name="gr1" draw:text-style-name="P1" draw:layer="layout" svg:width="0cm" svg:height="20.299cm" svg:x="16.115cm" svg:y="0.589cm" svg:viewBox="0 0 0 20300" svg:d="M0 0c0 20300 0 20300 0 20300">
          <text:p/>
        </draw:path>
        <draw:path draw:style-name="gr1" draw:text-style-name="P1" draw:layer="layout" svg:width="0cm" svg:height="20.299cm" svg:x="16.815cm" svg:y="0.589cm" svg:viewBox="0 0 0 20300" svg:d="M0 0c0 20300 0 20300 0 20300">
          <text:p/>
        </draw:path>
        <draw:path draw:style-name="gr1" draw:text-style-name="P1" draw:layer="layout" svg:width="0cm" svg:height="20.299cm" svg:x="17.515cm" svg:y="0.589cm" svg:viewBox="0 0 0 20300" svg:d="M0 0c0 20300 0 20300 0 20300">
          <text:p/>
        </draw:path>
        <draw:path draw:style-name="gr1" draw:text-style-name="P1" draw:layer="layout" svg:width="0cm" svg:height="20.299cm" svg:x="18.215cm" svg:y="0.589cm" svg:viewBox="0 0 0 20300" svg:d="M0 0c0 20300 0 20300 0 20300">
          <text:p/>
        </draw:path>
        <draw:path draw:style-name="gr1" draw:text-style-name="P1" draw:layer="layout" svg:width="0cm" svg:height="20.299cm" svg:x="18.915cm" svg:y="0.589cm" svg:viewBox="0 0 0 20300" svg:d="M0 0c0 20300 0 20300 0 20300">
          <text:p/>
        </draw:path>
        <draw:path draw:style-name="gr1" draw:text-style-name="P1" draw:layer="layout" svg:width="0cm" svg:height="20.299cm" svg:x="20.315cm" svg:y="0.589cm" svg:viewBox="0 0 0 20300" svg:d="M0 0c0 20300 0 20300 0 20300">
          <text:p/>
        </draw:path>
        <draw:path draw:style-name="gr1" draw:text-style-name="P1" draw:layer="layout" svg:width="0cm" svg:height="20.299cm" svg:x="21.015cm" svg:y="0.589cm" svg:viewBox="0 0 0 20300" svg:d="M0 0c0 20300 0 20300 0 20300">
          <text:p/>
        </draw:path>
        <draw:path draw:style-name="gr1" draw:text-style-name="P1" draw:layer="layout" svg:width="0cm" svg:height="20.299cm" svg:x="21.715cm" svg:y="0.589cm" svg:viewBox="0 0 0 20300" svg:d="M0 0c0 20300 0 20300 0 20300">
          <text:p/>
        </draw:path>
        <draw:path draw:style-name="gr1" draw:text-style-name="P1" draw:layer="layout" svg:width="0cm" svg:height="20.299cm" svg:x="22.415cm" svg:y="0.589cm" svg:viewBox="0 0 0 20300" svg:d="M0 0c0 20300 0 20300 0 20300">
          <text:p/>
        </draw:path>
        <draw:path draw:style-name="gr1" draw:text-style-name="P1" draw:layer="layout" svg:width="0cm" svg:height="20.299cm" svg:x="23.115cm" svg:y="0.589cm" svg:viewBox="0 0 0 20300" svg:d="M0 0c0 20300 0 20300 0 20300">
          <text:p/>
        </draw:path>
        <draw:path draw:style-name="gr1" draw:text-style-name="P1" draw:layer="layout" svg:width="0cm" svg:height="20.299cm" svg:x="23.815cm" svg:y="0.589cm" svg:viewBox="0 0 0 20300" svg:d="M0 0c0 20300 0 20300 0 20300">
          <text:p/>
        </draw:path>
        <draw:path draw:style-name="gr1" draw:text-style-name="P1" draw:layer="layout" svg:width="0cm" svg:height="20.299cm" svg:x="24.515cm" svg:y="0.589cm" svg:viewBox="0 0 0 20300" svg:d="M0 0c0 20300 0 20300 0 20300">
          <text:p/>
        </draw:path>
        <draw:path draw:style-name="gr1" draw:text-style-name="P1" draw:layer="layout" svg:width="0cm" svg:height="20.299cm" svg:x="25.215cm" svg:y="0.589cm" svg:viewBox="0 0 0 20300" svg:d="M0 0c0 20300 0 20300 0 20300">
          <text:p/>
        </draw:path>
        <draw:path draw:style-name="gr1" draw:text-style-name="P1" draw:layer="layout" svg:width="0cm" svg:height="20.299cm" svg:x="25.915cm" svg:y="0.589cm" svg:viewBox="0 0 0 20300" svg:d="M0 0c0 20300 0 20300 0 20300">
          <text:p/>
        </draw:path>
        <draw:path draw:style-name="gr1" draw:text-style-name="P1" draw:layer="layout" svg:width="0cm" svg:height="20.299cm" svg:x="26.615cm" svg:y="0.589cm" svg:viewBox="0 0 0 20300" svg:d="M0 0c0 20300 0 20300 0 20300">
          <text:p/>
        </draw:path>
        <draw:path draw:style-name="gr1" draw:text-style-name="P1" draw:layer="layout" svg:width="0cm" svg:height="20.299cm" svg:x="5.615cm" svg:y="0.589cm" svg:viewBox="0 0 0 20300" svg:d="M0 0c0 20300 0 20300 0 20300">
          <text:p/>
        </draw:path>
        <draw:path draw:style-name="gr1" draw:text-style-name="P1" draw:layer="layout" svg:width="0cm" svg:height="20.299cm" svg:x="19.615cm" svg:y="0.589cm" svg:viewBox="0 0 0 20300" svg:d="M0 0c0 20300 0 20300 0 20300">
          <text:p/>
        </draw:path>
        <draw:polygon draw:style-name="gr1" draw:text-style-name="P1" draw:layer="layout" svg:width="26.631cm" svg:height="20.302cm" svg:x="0.7cm" svg:y="0.584cm" svg:viewBox="0 0 26632 20303" draw:points="0,0 26632,0 26632,20303 0,20303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7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1-07-04T00:08:25.626793934</dc:date>
    <meta:editing-duration>PT1M18S</meta:editing-duration>
    <meta:editing-cycles>1</meta:editing-cycles>
    <meta:document-statistic meta:object-count="136"/>
  </office:meta>
</office:document-meta>
</file>